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55pt" fo:break-before="auto" style:use-optimal-row-height="true"/>
    </style:style>
    <style:style style:name="ro5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9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1">GS(th)</text:span></text:p>
          </table:table-cell>
          <table:table-cell table:style-name="ce13" office:value-type="string" calcext:value-type="string">
            <text:p><text:span text:style-name="T2">V</text:span><text:span text:style-name="T1">GS MAX</text:span></text:p>
          </table:table-cell>
          <table:table-cell table:style-name="ce13" office:value-type="string" calcext:value-type="string">
            <text:p>V<text:span text:style-name="T1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1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4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998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table:number-columns-repeated="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9" calcext:value-type="float">
            <text:p>049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5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/>
          <table:table-cell/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SOT22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3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table:number-columns-repeated="2"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92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9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23:05:31.591539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9T23:10:16.986728933</dc:date>
    <meta:editing-duration>P3DT22H19M47S</meta:editing-duration>
    <meta:editing-cycles>73</meta:editing-cycles>
    <meta:generator>LibreOffice/6.1.4.2$Linux_X86_64 LibreOffice_project/10$Build-2</meta:generator>
    <meta:document-statistic meta:table-count="1" meta:cell-count="1369" meta:object-count="0"/>
  </office:meta>
</office:document-meta>
</file>